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7" table:default-cell-style-name="Default"/>
        <table:table-row table:style-name="ro1">
          <table:table-cell/>
          <table:table-cell office:value-type="string">
            <text:p>inflation</text:p>
          </table:table-cell>
          <table:table-cell office:value-type="string">
            <text:p>Nominal discount rate</text:p>
          </table:table-cell>
          <table:table-cell office:value-type="string">
            <text:p>capital expense real</text:p>
          </table:table-cell>
          <table:table-cell office:value-type="string">
            <text:p>capital expense nominal</text:p>
          </table:table-cell>
          <table:table-cell office:value-type="string">
            <text:p>salvage real</text:p>
          </table:table-cell>
          <table:table-cell office:value-type="string">
            <text:p>salvage nominal</text:p>
          </table:table-cell>
          <table:table-cell office:value-type="string">
            <text:p>depreciation nominal</text:p>
          </table:table-cell>
          <table:table-cell office:value-type="string">
            <text:p>dep tax saving</text:p>
          </table:table-cell>
          <table:table-cell office:value-type="string">
            <text:p>prod count</text:p>
          </table:table-cell>
          <table:table-cell office:value-type="string">
            <text:p>price grow (real)</text:p>
          </table:table-cell>
          <table:table-cell office:value-type="string">
            <text:p>price nominal</text:p>
          </table:table-cell>
          <table:table-cell office:value-type="string">
            <text:p>cogs (real)</text:p>
          </table:table-cell>
          <table:table-cell office:value-type="string">
            <text:p>cogs (nominal)</text:p>
          </table:table-cell>
          <table:table-cell office:value-type="string">
            <text:p>labour (real)</text:p>
          </table:table-cell>
          <table:table-cell office:value-type="string">
            <text:p>labour (nominal)</text:p>
          </table:table-cell>
          <table:table-cell office:value-type="string">
            <text:p>nbidta</text:p>
          </table:table-cell>
          <table:table-cell office:value-type="string">
            <text:p>tax</text:p>
          </table:table-cell>
          <table:table-cell office:value-type="string">
            <text:p>cash flow</text:p>
          </table:table-cell>
          <table:table-cell office:value-type="string">
            <text:p>sanity check</text:p>
          </table:table-cell>
          <table:table-cell office:value-type="string">
            <text:p>tax rate</text:p>
          </table:table-cell>
          <table:table-cell office:value-type="string">
            <text:p>PV</text:p>
          </table:table-cell>
          <table:table-cell office:value-type="string">
            <text:p>NPV</text:p>
          </table:table-cell>
          <table:table-cell/>
          <table:table-cell office:value-type="string">
            <text:p>PV IRR</text:p>
          </table:table-cell>
          <table:table-cell office:value-type="string">
            <text:p>IRR NPV Target</text:p>
          </table:table-cell>
          <table:table-cell office:value-type="string">
            <text:p>IRR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5000">
            <text:p>65000</text:p>
          </table:table-cell>
          <table:table-cell table:number-columns-repeated="2"/>
          <table:table-cell/>
          <table:table-cell table:number-columns-repeated="2"/>
          <table:table-cell/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/>
          <table:table-cell office:value-type="float" office:value="5000">
            <text:p>5000</text:p>
          </table:table-cell>
          <table:table-cell/>
          <table:table-cell table:formula="of:=[.J2]*([.L2]-[.N2]) - [.P2] - [.D2]+[.G2]" office:value-type="float" office:value="-65000">
            <text:p>-65000</text:p>
          </table:table-cell>
          <table:table-cell table:number-columns-repeated="3"/>
          <table:table-cell office:value-type="float" office:value="0.35">
            <text:p>0.35</text:p>
          </table:table-cell>
          <table:table-cell table:formula="of:=-[.D2]" office:value-type="float" office:value="-65000">
            <text:p>-65000</text:p>
          </table:table-cell>
          <table:table-cell table:formula="of:=SUM([.V2:.V27])" office:value-type="float" office:value="146617.489948612">
            <text:p>146617.489948612</text:p>
          </table:table-cell>
          <table:table-cell/>
          <table:table-cell office:value-type="float" office:value="-65000">
            <text:p>-65000</text:p>
          </table:table-cell>
          <table:table-cell table:formula="of:=SUM([.Y2:.Y27])" office:value-type="float" office:value="0">
            <text:p>0</text:p>
          </table:table-cell>
          <table:table-cell office:value-type="float" office:value="0.755730832273233">
            <text:p>0.755730832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03">
            <text:p>1.03</text:p>
          </table:table-cell>
          <table:table-cell office:value-type="float" office:value="1.1">
            <text:p>1.1</text:p>
          </table:table-cell>
          <table:table-cell table:number-columns-repeated="4" office:value-type="float" office:value="0">
            <text:p>0</text:p>
          </table:table-cell>
          <table:table-cell table:formula="of:=(-[.G17]+[.D2])/[.A17]" office:value-type="float" office:value="4021.73985001318">
            <text:p>4021.7398500132</text:p>
          </table:table-cell>
          <table:table-cell table:formula="of:=[.H3]*[.$U2]" office:value-type="float" office:value="1407.60894750461">
            <text:p>1407.6089475046</text:p>
          </table:table-cell>
          <table:table-cell office:value-type="float" office:value="10000">
            <text:p>10000</text:p>
          </table:table-cell>
          <table:table-cell table:formula="of:=[.K2]*1.05" office:value-type="float" office:value="1.05">
            <text:p>1.05</text:p>
          </table:table-cell>
          <table:table-cell table:formula="of:=3.5*[.K3]*[.B3]" office:value-type="float" office:value="3.78525">
            <text:p>3.78525</text:p>
          </table:table-cell>
          <table:table-cell table:formula="of:=[.M2]*1.01" office:value-type="float" office:value="1.01">
            <text:p>1.01</text:p>
          </table:table-cell>
          <table:table-cell table:formula="of:=[.M3]*[.B3]" office:value-type="float" office:value="1.0403">
            <text:p>1.0403</text:p>
          </table:table-cell>
          <table:table-cell table:formula="of:=[.O2]*1.05" office:value-type="float" office:value="5250">
            <text:p>5250</text:p>
          </table:table-cell>
          <table:table-cell table:formula="of:=[.O3]*[.B3]" office:value-type="float" office:value="5407.5">
            <text:p>5407.5</text:p>
          </table:table-cell>
          <table:table-cell table:formula="of:=[.J3]*([.L3]-[.N3]) - [.P3] - [.E3]+[.G3]" office:value-type="float" office:value="22042">
            <text:p>22042</text:p>
          </table:table-cell>
          <table:table-cell table:formula="of:=([.Q3]-[.H3])*[.U3]" office:value-type="float" office:value="6307.09105249539">
            <text:p>6307.0910524954</text:p>
          </table:table-cell>
          <table:table-cell table:formula="of:=[.Q3]-[.R3]" office:value-type="float" office:value="15734.9089475046">
            <text:p>15734.9089475046</text:p>
          </table:table-cell>
          <table:table-cell table:formula="of:=[.Q3]*(1-[.$U3]) + [.I3]" office:value-type="float" office:value="15734.9089475046">
            <text:p>15734.9089475046</text:p>
          </table:table-cell>
          <table:table-cell office:value-type="float" office:value="0.35">
            <text:p>0.35</text:p>
          </table:table-cell>
          <table:table-cell table:formula="of:=[.T3]/[.C3]" office:value-type="float" office:value="14304.4626795496">
            <text:p>14304.4626795496</text:p>
          </table:table-cell>
          <table:table-cell table:number-columns-repeated="2"/>
          <table:table-cell table:formula="of:=[.T3]/[.AA3]" office:value-type="float" office:value="27550.5296431861">
            <text:p>27550.5296431861</text:p>
          </table:table-cell>
          <table:table-cell/>
          <table:table-cell table:formula="of:=[.AA2]*[.$AA$2]" office:value-type="float" office:value="0.571129090848394">
            <text:p>0.5711290908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B3]*1.03" office:value-type="float" office:value="1.0609">
            <text:p>1.0609</text:p>
          </table:table-cell>
          <table:table-cell table:formula="of:=[.C3]*1.1" office:value-type="float" office:value="1.21">
            <text:p>1.21</text:p>
          </table:table-cell>
          <table:table-cell table:number-columns-repeated="4" office:value-type="float" office:value="0">
            <text:p>0</text:p>
          </table:table-cell>
          <table:table-cell office:value-type="float" office:value="4021.73985001318">
            <text:p>4021.7398500132</text:p>
          </table:table-cell>
          <table:table-cell table:formula="of:=[.H4]*[.$U3]" office:value-type="float" office:value="1407.60894750461">
            <text:p>1407.6089475046</text:p>
          </table:table-cell>
          <table:table-cell office:value-type="float" office:value="10000">
            <text:p>10000</text:p>
          </table:table-cell>
          <table:table-cell table:formula="of:=[.K3]*1.05" office:value-type="float" office:value="1.1025">
            <text:p>1.1025</text:p>
          </table:table-cell>
          <table:table-cell table:formula="of:=3.5*[.K4]*[.B4]" office:value-type="float" office:value="4.093747875">
            <text:p>4.093747875</text:p>
          </table:table-cell>
          <table:table-cell table:formula="of:=[.M3]*1.01" office:value-type="float" office:value="1.0201">
            <text:p>1.0201</text:p>
          </table:table-cell>
          <table:table-cell table:formula="of:=[.M4]*[.B4]" office:value-type="float" office:value="1.08222409">
            <text:p>1.08222409</text:p>
          </table:table-cell>
          <table:table-cell table:formula="of:=[.O3]*1.05" office:value-type="float" office:value="5512.5">
            <text:p>5512.5</text:p>
          </table:table-cell>
          <table:table-cell table:formula="of:=[.O4]*[.B4]" office:value-type="float" office:value="5848.21125">
            <text:p>5848.21125</text:p>
          </table:table-cell>
          <table:table-cell table:formula="of:=[.J4]*([.L4]-[.N4]) - [.P4] - [.E4]+[.G4]" office:value-type="float" office:value="24267.0266">
            <text:p>24267.0266</text:p>
          </table:table-cell>
          <table:table-cell table:formula="of:=([.Q4]-[.H4])*[.U4]" office:value-type="float" office:value="7085.85036249539">
            <text:p>7085.8503624954</text:p>
          </table:table-cell>
          <table:table-cell table:formula="of:=[.Q4]-[.R4]" office:value-type="float" office:value="17181.1762375046">
            <text:p>17181.1762375046</text:p>
          </table:table-cell>
          <table:table-cell table:formula="of:=[.Q4]*(1-[.$U4]) + [.I4]" office:value-type="float" office:value="17181.1762375046">
            <text:p>17181.1762375046</text:p>
          </table:table-cell>
          <table:table-cell office:value-type="float" office:value="0.35">
            <text:p>0.35</text:p>
          </table:table-cell>
          <table:table-cell table:formula="of:=[.T4]/[.C4]" office:value-type="float" office:value="14199.3192045493">
            <text:p>14199.3192045493</text:p>
          </table:table-cell>
          <table:table-cell table:number-columns-repeated="2"/>
          <table:table-cell table:formula="of:=[.T4]*[.AA4]" office:value-type="float" office:value="7415.73693659931">
            <text:p>7415.7369365993</text:p>
          </table:table-cell>
          <table:table-cell/>
          <table:table-cell table:formula="of:=[.AA3]*[.$AA$2]" office:value-type="float" office:value="0.431619863162312">
            <text:p>0.4316198632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B4]*1.03" office:value-type="float" office:value="1.092727">
            <text:p>1.092727</text:p>
          </table:table-cell>
          <table:table-cell table:formula="of:=[.C4]*1.1" office:value-type="float" office:value="1.331">
            <text:p>1.331</text:p>
          </table:table-cell>
          <table:table-cell table:number-columns-repeated="4" office:value-type="float" office:value="0">
            <text:p>0</text:p>
          </table:table-cell>
          <table:table-cell office:value-type="float" office:value="4021.73985001318">
            <text:p>4021.7398500132</text:p>
          </table:table-cell>
          <table:table-cell table:formula="of:=[.H5]*[.$U4]" office:value-type="float" office:value="1407.60894750461">
            <text:p>1407.6089475046</text:p>
          </table:table-cell>
          <table:table-cell office:value-type="float" office:value="10000">
            <text:p>10000</text:p>
          </table:table-cell>
          <table:table-cell table:formula="of:=[.K4]*1.05" office:value-type="float" office:value="1.157625">
            <text:p>1.157625</text:p>
          </table:table-cell>
          <table:table-cell table:formula="of:=3.5*[.K5]*[.B5]" office:value-type="float" office:value="4.4273883268125">
            <text:p>4.4273883268</text:p>
          </table:table-cell>
          <table:table-cell table:formula="of:=[.M4]*1.01" office:value-type="float" office:value="1.030301">
            <text:p>1.030301</text:p>
          </table:table-cell>
          <table:table-cell table:formula="of:=[.M5]*[.B5]" office:value-type="float" office:value="1.125837720827">
            <text:p>1.1258377208</text:p>
          </table:table-cell>
          <table:table-cell table:formula="of:=[.O4]*1.05" office:value-type="float" office:value="5788.125">
            <text:p>5788.125</text:p>
          </table:table-cell>
          <table:table-cell table:formula="of:=[.O5]*[.B5]" office:value-type="float" office:value="6324.840466875">
            <text:p>6324.840466875</text:p>
          </table:table-cell>
          <table:table-cell table:formula="of:=[.J5]*([.L5]-[.N5]) - [.P5] - [.E5]+[.G5]" office:value-type="float" office:value="26690.66559298">
            <text:p>26690.66559298</text:p>
          </table:table-cell>
          <table:table-cell table:formula="of:=([.Q5]-[.H5])*[.U5]" office:value-type="float" office:value="7934.1240100384">
            <text:p>7934.1240100384</text:p>
          </table:table-cell>
          <table:table-cell table:formula="of:=[.Q5]-[.R5]" office:value-type="float" office:value="18756.5415829416">
            <text:p>18756.5415829416</text:p>
          </table:table-cell>
          <table:table-cell table:formula="of:=[.Q5]*(1-[.$U5]) + [.I5]" office:value-type="float" office:value="18756.5415829416">
            <text:p>18756.5415829416</text:p>
          </table:table-cell>
          <table:table-cell office:value-type="float" office:value="0.35">
            <text:p>0.35</text:p>
          </table:table-cell>
          <table:table-cell table:formula="of:=[.T5]/[.C5]" office:value-type="float" office:value="14092.0673049899">
            <text:p>14092.0673049899</text:p>
          </table:table-cell>
          <table:table-cell table:number-columns-repeated="2"/>
          <table:table-cell table:formula="of:=[.T5]*[.AA5]" office:value-type="float" office:value="6118.1670089741">
            <text:p>6118.1670089741</text:p>
          </table:table-cell>
          <table:table-cell/>
          <table:table-cell table:formula="of:=[.AA4]*[.$AA$2]" office:value-type="float" office:value="0.326188438413313">
            <text:p>0.3261884384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B5]*1.03" office:value-type="float" office:value="1.12550881">
            <text:p>1.12550881</text:p>
          </table:table-cell>
          <table:table-cell table:formula="of:=[.C5]*1.1" office:value-type="float" office:value="1.4641">
            <text:p>1.4641</text:p>
          </table:table-cell>
          <table:table-cell table:number-columns-repeated="4" office:value-type="float" office:value="0">
            <text:p>0</text:p>
          </table:table-cell>
          <table:table-cell office:value-type="float" office:value="4021.73985001318">
            <text:p>4021.7398500132</text:p>
          </table:table-cell>
          <table:table-cell table:formula="of:=[.H6]*[.$U5]" office:value-type="float" office:value="1407.60894750461">
            <text:p>1407.6089475046</text:p>
          </table:table-cell>
          <table:table-cell office:value-type="float" office:value="10000">
            <text:p>10000</text:p>
          </table:table-cell>
          <table:table-cell table:formula="of:=[.K5]*1.05" office:value-type="float" office:value="1.21550625">
            <text:p>1.21550625</text:p>
          </table:table-cell>
          <table:table-cell table:formula="of:=3.5*[.K6]*[.B6]" office:value-type="float" office:value="4.78822047544772">
            <text:p>4.7882204754</text:p>
          </table:table-cell>
          <table:table-cell table:formula="of:=[.M5]*1.01" office:value-type="float" office:value="1.04060401">
            <text:p>1.04060401</text:p>
          </table:table-cell>
          <table:table-cell table:formula="of:=[.M6]*[.B6]" office:value-type="float" office:value="1.17120898097633">
            <text:p>1.171208981</text:p>
          </table:table-cell>
          <table:table-cell table:formula="of:=[.O5]*1.05" office:value-type="float" office:value="6077.53125">
            <text:p>6077.53125</text:p>
          </table:table-cell>
          <table:table-cell table:formula="of:=[.O6]*[.B6]" office:value-type="float" office:value="6840.31496492531">
            <text:p>6840.3149649253</text:p>
          </table:table-cell>
          <table:table-cell table:formula="of:=[.J6]*([.L6]-[.N6]) - [.P6] - [.E6]+[.G6]" office:value-type="float" office:value="29329.7999797886">
            <text:p>29329.7999797886</text:p>
          </table:table-cell>
          <table:table-cell table:formula="of:=([.Q6]-[.H6])*[.U6]" office:value-type="float" office:value="8857.8210454214">
            <text:p>8857.8210454214</text:p>
          </table:table-cell>
          <table:table-cell table:formula="of:=[.Q6]-[.R6]" office:value-type="float" office:value="20471.9789343672">
            <text:p>20471.9789343672</text:p>
          </table:table-cell>
          <table:table-cell table:formula="of:=[.Q6]*(1-[.$U6]) + [.I6]" office:value-type="float" office:value="20471.9789343672">
            <text:p>20471.9789343672</text:p>
          </table:table-cell>
          <table:table-cell office:value-type="float" office:value="0.35">
            <text:p>0.35</text:p>
          </table:table-cell>
          <table:table-cell table:formula="of:=[.T6]/[.C6]" office:value-type="float" office:value="13982.6370701231">
            <text:p>13982.6370701231</text:p>
          </table:table-cell>
          <table:table-cell table:number-columns-repeated="2"/>
          <table:table-cell table:formula="of:=[.T6]*[.AA6]" office:value-type="float" office:value="5046.56103943583">
            <text:p>5046.5610394358</text:p>
          </table:table-cell>
          <table:table-cell/>
          <table:table-cell table:formula="of:=[.AA5]*[.$AA$2]" office:value-type="float" office:value="0.24651066004">
            <text:p>0.24651066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6]*1.03" office:value-type="float" office:value="1.1592740743">
            <text:p>1.1592740743</text:p>
          </table:table-cell>
          <table:table-cell table:formula="of:=[.C6]*1.1" office:value-type="float" office:value="1.61051">
            <text:p>1.61051</text:p>
          </table:table-cell>
          <table:table-cell table:number-columns-repeated="4" office:value-type="float" office:value="0">
            <text:p>0</text:p>
          </table:table-cell>
          <table:table-cell office:value-type="float" office:value="4021.73985001318">
            <text:p>4021.7398500132</text:p>
          </table:table-cell>
          <table:table-cell table:formula="of:=[.H7]*[.$U6]" office:value-type="float" office:value="1407.60894750461">
            <text:p>1407.6089475046</text:p>
          </table:table-cell>
          <table:table-cell office:value-type="float" office:value="10000">
            <text:p>10000</text:p>
          </table:table-cell>
          <table:table-cell table:formula="of:=[.K6]*1.05" office:value-type="float" office:value="1.2762815625">
            <text:p>1.2762815625</text:p>
          </table:table-cell>
          <table:table-cell table:formula="of:=3.5*[.K7]*[.B7]" office:value-type="float" office:value="5.17846044419671">
            <text:p>5.1784604442</text:p>
          </table:table-cell>
          <table:table-cell table:formula="of:=[.M6]*1.01" office:value-type="float" office:value="1.0510100501">
            <text:p>1.0510100501</text:p>
          </table:table-cell>
          <table:table-cell table:formula="of:=[.M7]*[.B7]" office:value-type="float" office:value="1.21840870290967">
            <text:p>1.2184087029</text:p>
          </table:table-cell>
          <table:table-cell table:formula="of:=[.O6]*1.05" office:value-type="float" office:value="6381.4078125">
            <text:p>6381.4078125</text:p>
          </table:table-cell>
          <table:table-cell table:formula="of:=[.O7]*[.B7]" office:value-type="float" office:value="7397.80063456673">
            <text:p>7397.8006345667</text:p>
          </table:table-cell>
          <table:table-cell table:formula="of:=[.J7]*([.L7]-[.N7]) - [.P7] - [.E7]+[.G7]" office:value-type="float" office:value="32202.7167783036">
            <text:p>32202.7167783036</text:p>
          </table:table-cell>
          <table:table-cell table:formula="of:=([.Q7]-[.H7])*[.U7]" office:value-type="float" office:value="9863.34192490166">
            <text:p>9863.3419249017</text:p>
          </table:table-cell>
          <table:table-cell table:formula="of:=[.Q7]-[.R7]" office:value-type="float" office:value="22339.374853402">
            <text:p>22339.374853402</text:p>
          </table:table-cell>
          <table:table-cell table:formula="of:=[.Q7]*(1-[.$U7]) + [.I7]" office:value-type="float" office:value="22339.374853402">
            <text:p>22339.374853402</text:p>
          </table:table-cell>
          <table:table-cell office:value-type="float" office:value="0.35">
            <text:p>0.35</text:p>
          </table:table-cell>
          <table:table-cell table:formula="of:=[.T7]/[.C7]" office:value-type="float" office:value="13870.9941902888">
            <text:p>13870.9941902888</text:p>
          </table:table-cell>
          <table:table-cell table:number-columns-repeated="2"/>
          <table:table-cell table:formula="of:=[.T7]*[.AA7]" office:value-type="float" office:value="4161.72961608449">
            <text:p>4161.7296160845</text:p>
          </table:table-cell>
          <table:table-cell/>
          <table:table-cell table:formula="of:=[.AA6]*[.$AA$2]" office:value-type="float" office:value="0.186295706276253">
            <text:p>0.186295706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7]*1.03" office:value-type="float" office:value="1.194052296529">
            <text:p>1.1940522965</text:p>
          </table:table-cell>
          <table:table-cell table:formula="of:=[.C7]*1.1" office:value-type="float" office:value="1.771561">
            <text:p>1.771561</text:p>
          </table:table-cell>
          <table:table-cell table:number-columns-repeated="4" office:value-type="float" office:value="0">
            <text:p>0</text:p>
          </table:table-cell>
          <table:table-cell office:value-type="float" office:value="4021.73985001318">
            <text:p>4021.7398500132</text:p>
          </table:table-cell>
          <table:table-cell table:formula="of:=[.H8]*[.$U7]" office:value-type="float" office:value="1407.60894750461">
            <text:p>1407.6089475046</text:p>
          </table:table-cell>
          <table:table-cell office:value-type="float" office:value="10000">
            <text:p>10000</text:p>
          </table:table-cell>
          <table:table-cell table:formula="of:=1.02*[.K7]" office:value-type="float" office:value="1.30180719375">
            <text:p>1.3018071938</text:p>
          </table:table-cell>
          <table:table-cell table:formula="of:=3.5*[.K8]*[.B8]" office:value-type="float" office:value="5.44049054267306">
            <text:p>5.4404905427</text:p>
          </table:table-cell>
          <table:table-cell table:formula="of:=[.M7]*1.01" office:value-type="float" office:value="1.061520150601">
            <text:p>1.0615201506</text:p>
          </table:table-cell>
          <table:table-cell table:formula="of:=[.M8]*[.B8]" office:value-type="float" office:value="1.26751057363693">
            <text:p>1.2675105736</text:p>
          </table:table-cell>
          <table:table-cell table:formula="of:=[.O7]*1.05" office:value-type="float" office:value="6700.478203125">
            <text:p>6700.478203125</text:p>
          </table:table-cell>
          <table:table-cell table:formula="of:=[.O8]*[.B8]" office:value-type="float" office:value="8000.72138628392">
            <text:p>8000.7213862839</text:p>
          </table:table-cell>
          <table:table-cell table:formula="of:=[.J8]*([.L8]-[.N8]) - [.P8] - [.E8]+[.G8]" office:value-type="float" office:value="33729.0783040774">
            <text:p>33729.0783040774</text:p>
          </table:table-cell>
          <table:table-cell table:formula="of:=([.Q8]-[.H8])*[.U8]" office:value-type="float" office:value="10397.5684589225">
            <text:p>10397.5684589225</text:p>
          </table:table-cell>
          <table:table-cell table:formula="of:=[.Q8]-[.R8]" office:value-type="float" office:value="23331.5098451549">
            <text:p>23331.5098451549</text:p>
          </table:table-cell>
          <table:table-cell table:formula="of:=[.Q8]*(1-[.$U8]) + [.I8]" office:value-type="float" office:value="23331.5098451549">
            <text:p>23331.5098451549</text:p>
          </table:table-cell>
          <table:table-cell office:value-type="float" office:value="0.35">
            <text:p>0.35</text:p>
          </table:table-cell>
          <table:table-cell table:formula="of:=[.T8]/[.C8]" office:value-type="float" office:value="13170.029056383">
            <text:p>13170.029056383</text:p>
          </table:table-cell>
          <table:table-cell table:number-columns-repeated="2"/>
          <table:table-cell table:formula="of:=[.T8]*[.AA8]" office:value-type="float" office:value="3284.82948574869">
            <text:p>3284.8294857487</text:p>
          </table:table-cell>
          <table:table-cell/>
          <table:table-cell table:formula="of:=[.AA7]*[.$AA$2]" office:value-type="float" office:value="0.140789409153083">
            <text:p>0.140789409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[.B8]*1.03" office:value-type="float" office:value="1.22987386542487">
            <text:p>1.2298738654</text:p>
          </table:table-cell>
          <table:table-cell table:formula="of:=[.C8]*1.1" office:value-type="float" office:value="1.9487171">
            <text:p>1.9487171</text:p>
          </table:table-cell>
          <table:table-cell table:number-columns-repeated="4" office:value-type="float" office:value="0">
            <text:p>0</text:p>
          </table:table-cell>
          <table:table-cell office:value-type="float" office:value="4021.73985001318">
            <text:p>4021.7398500132</text:p>
          </table:table-cell>
          <table:table-cell table:formula="of:=[.H9]*[.$U8]" office:value-type="float" office:value="1407.60894750461">
            <text:p>1407.6089475046</text:p>
          </table:table-cell>
          <table:table-cell office:value-type="float" office:value="10000">
            <text:p>10000</text:p>
          </table:table-cell>
          <table:table-cell table:formula="of:=1.02*[.K8]" office:value-type="float" office:value="1.327843337625">
            <text:p>1.3278433376</text:p>
          </table:table-cell>
          <table:table-cell table:formula="of:=3.5*[.K9]*[.B9]" office:value-type="float" office:value="5.71577936413232">
            <text:p>5.7157793641</text:p>
          </table:table-cell>
          <table:table-cell table:formula="of:=[.M8]*1.01" office:value-type="float" office:value="1.07213535210701">
            <text:p>1.0721353521</text:p>
          </table:table-cell>
          <table:table-cell table:formula="of:=[.M9]*[.B9]" office:value-type="float" office:value="1.3185912497545">
            <text:p>1.3185912498</text:p>
          </table:table-cell>
          <table:table-cell table:formula="of:=[.O8]*1.05" office:value-type="float" office:value="7035.50211328125">
            <text:p>7035.5021132813</text:p>
          </table:table-cell>
          <table:table-cell table:formula="of:=[.O9]*[.B9]" office:value-type="float" office:value="8652.78017926606">
            <text:p>8652.7801792661</text:p>
          </table:table-cell>
          <table:table-cell table:formula="of:=[.J9]*([.L9]-[.N9]) - [.P9] - [.E9]+[.G9]" office:value-type="float" office:value="35319.1009645121">
            <text:p>35319.1009645121</text:p>
          </table:table-cell>
          <table:table-cell table:formula="of:=([.Q9]-[.H9])*[.U9]" office:value-type="float" office:value="10954.0763900746">
            <text:p>10954.0763900746</text:p>
          </table:table-cell>
          <table:table-cell table:formula="of:=[.Q9]-[.R9]" office:value-type="float" office:value="24365.0245744375">
            <text:p>24365.0245744375</text:p>
          </table:table-cell>
          <table:table-cell table:formula="of:=[.Q9]*(1-[.$U9]) + [.I9]" office:value-type="float" office:value="24365.0245744375">
            <text:p>24365.0245744375</text:p>
          </table:table-cell>
          <table:table-cell office:value-type="float" office:value="0.35">
            <text:p>0.35</text:p>
          </table:table-cell>
          <table:table-cell table:formula="of:=[.T9]/[.C9]" office:value-type="float" office:value="12503.1101612633">
            <text:p>12503.1101612633</text:p>
          </table:table-cell>
          <table:table-cell table:number-columns-repeated="2"/>
          <table:table-cell table:formula="of:=[.T9]*[.AA9]" office:value-type="float" office:value="2592.41174873583">
            <text:p>2592.4117487358</text:p>
          </table:table-cell>
          <table:table-cell/>
          <table:table-cell table:formula="of:=[.AA8]*[.$AA$2]" office:value-type="float" office:value="0.106398897354516">
            <text:p>0.1063988974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B9]*1.03" office:value-type="float" office:value="1.26677008138762">
            <text:p>1.2667700814</text:p>
          </table:table-cell>
          <table:table-cell table:formula="of:=[.C9]*1.1" office:value-type="float" office:value="2.14358881">
            <text:p>2.14358881</text:p>
          </table:table-cell>
          <table:table-cell table:number-columns-repeated="4" office:value-type="float" office:value="0">
            <text:p>0</text:p>
          </table:table-cell>
          <table:table-cell office:value-type="float" office:value="4021.73985001318">
            <text:p>4021.7398500132</text:p>
          </table:table-cell>
          <table:table-cell table:formula="of:=[.H10]*[.$U9]" office:value-type="float" office:value="1407.60894750461">
            <text:p>1407.6089475046</text:p>
          </table:table-cell>
          <table:table-cell office:value-type="float" office:value="10000">
            <text:p>10000</text:p>
          </table:table-cell>
          <table:table-cell table:formula="of:=1.02*[.K9]" office:value-type="float" office:value="1.3544002043775">
            <text:p>1.3544002044</text:p>
          </table:table-cell>
          <table:table-cell table:formula="of:=3.5*[.K10]*[.B10]" office:value-type="float" office:value="6.00499779995742">
            <text:p>6.0049978</text:p>
          </table:table-cell>
          <table:table-cell table:formula="of:=[.M9]*1.01" office:value-type="float" office:value="1.08285670562808">
            <text:p>1.0828567056</text:p>
          </table:table-cell>
          <table:table-cell table:formula="of:=[.M10]*[.B10]" office:value-type="float" office:value="1.37173047711961">
            <text:p>1.3717304771</text:p>
          </table:table-cell>
          <table:table-cell table:formula="of:=[.O9]*1.05" office:value-type="float" office:value="7387.27721894531">
            <text:p>7387.2772189453</text:p>
          </table:table-cell>
          <table:table-cell table:formula="of:=[.O10]*[.B10]" office:value-type="float" office:value="9357.98176387624">
            <text:p>9357.9817638762</text:p>
          </table:table-cell>
          <table:table-cell table:formula="of:=[.J10]*([.L10]-[.N10]) - [.P10] - [.E10]+[.G10]" office:value-type="float" office:value="36974.6914645018">
            <text:p>36974.6914645018</text:p>
          </table:table-cell>
          <table:table-cell table:formula="of:=([.Q10]-[.H10])*[.U10]" office:value-type="float" office:value="11533.533065071">
            <text:p>11533.533065071</text:p>
          </table:table-cell>
          <table:table-cell table:formula="of:=[.Q10]-[.R10]" office:value-type="float" office:value="25441.1583994308">
            <text:p>25441.1583994308</text:p>
          </table:table-cell>
          <table:table-cell table:formula="of:=[.Q10]*(1-[.$U10]) + [.I10]" office:value-type="float" office:value="25441.1583994308">
            <text:p>25441.1583994308</text:p>
          </table:table-cell>
          <table:table-cell office:value-type="float" office:value="0.35">
            <text:p>0.35</text:p>
          </table:table-cell>
          <table:table-cell table:formula="of:=[.T10]/[.C10]" office:value-type="float" office:value="11868.4881544193">
            <text:p>11868.4881544193</text:p>
          </table:table-cell>
          <table:table-cell table:number-columns-repeated="2"/>
          <table:table-cell table:formula="of:=[.T10]*[.AA10]" office:value-type="float" office:value="2045.69625491292">
            <text:p>2045.6962549129</text:p>
          </table:table-cell>
          <table:table-cell/>
          <table:table-cell table:formula="of:=[.AA9]*[.$AA$2]" office:value-type="float" office:value="0.0804089272506826">
            <text:p>0.0804089273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[.B10]*1.03" office:value-type="float" office:value="1.30477318382925">
            <text:p>1.3047731838</text:p>
          </table:table-cell>
          <table:table-cell table:formula="of:=[.C10]*1.1" office:value-type="float" office:value="2.357947691">
            <text:p>2.357947691</text:p>
          </table:table-cell>
          <table:table-cell table:number-columns-repeated="4" office:value-type="float" office:value="0">
            <text:p>0</text:p>
          </table:table-cell>
          <table:table-cell office:value-type="float" office:value="4021.73985001318">
            <text:p>4021.7398500132</text:p>
          </table:table-cell>
          <table:table-cell table:formula="of:=[.H11]*[.$U10]" office:value-type="float" office:value="1407.60894750461">
            <text:p>1407.6089475046</text:p>
          </table:table-cell>
          <table:table-cell office:value-type="float" office:value="10000">
            <text:p>10000</text:p>
          </table:table-cell>
          <table:table-cell table:formula="of:=1.02*[.K10]" office:value-type="float" office:value="1.38148820846505">
            <text:p>1.3814882085</text:p>
          </table:table-cell>
          <table:table-cell table:formula="of:=3.5*[.K11]*[.B11]" office:value-type="float" office:value="6.30885068863526">
            <text:p>6.3088506886</text:p>
          </table:table-cell>
          <table:table-cell table:formula="of:=[.M10]*1.01" office:value-type="float" office:value="1.09368527268436">
            <text:p>1.0936852727</text:p>
          </table:table-cell>
          <table:table-cell table:formula="of:=[.M11]*[.B11]" office:value-type="float" office:value="1.42701121534753">
            <text:p>1.4270112153</text:p>
          </table:table-cell>
          <table:table-cell table:formula="of:=[.O10]*1.05" office:value-type="float" office:value="7756.64107989258">
            <text:p>7756.6410798926</text:p>
          </table:table-cell>
          <table:table-cell table:formula="of:=[.O11]*[.B11]" office:value-type="float" office:value="10120.6572776322">
            <text:p>10120.6572776322</text:p>
          </table:table-cell>
          <table:table-cell table:formula="of:=[.J11]*([.L11]-[.N11]) - [.P11] - [.E11]+[.G11]" office:value-type="float" office:value="38697.7374552452">
            <text:p>38697.7374552452</text:p>
          </table:table-cell>
          <table:table-cell table:formula="of:=([.Q11]-[.H11])*[.U11]" office:value-type="float" office:value="12136.5991618312">
            <text:p>12136.5991618312</text:p>
          </table:table-cell>
          <table:table-cell table:formula="of:=[.Q11]-[.R11]" office:value-type="float" office:value="26561.138293414">
            <text:p>26561.138293414</text:p>
          </table:table-cell>
          <table:table-cell table:formula="of:=[.Q11]*(1-[.$U11]) + [.I11]" office:value-type="float" office:value="26561.138293414">
            <text:p>26561.138293414</text:p>
          </table:table-cell>
          <table:table-cell office:value-type="float" office:value="0.35">
            <text:p>0.35</text:p>
          </table:table-cell>
          <table:table-cell table:formula="of:=[.T11]/[.C11]" office:value-type="float" office:value="11264.5154914991">
            <text:p>11264.5154914991</text:p>
          </table:table-cell>
          <table:table-cell table:number-columns-repeated="2"/>
          <table:table-cell table:formula="of:=[.T11]*[.AA11]" office:value-type="float" office:value="1614.05411768605">
            <text:p>1614.0541176861</text:p>
          </table:table-cell>
          <table:table-cell/>
          <table:table-cell table:formula="of:=[.AA10]*[.$AA$2]" office:value-type="float" office:value="0.0607675055133563">
            <text:p>0.060767505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B11]*1.03" office:value-type="float" office:value="1.34391637934412">
            <text:p>1.3439163793</text:p>
          </table:table-cell>
          <table:table-cell table:formula="of:=[.C11]*1.1" office:value-type="float" office:value="2.5937424601">
            <text:p>2.5937424601</text:p>
          </table:table-cell>
          <table:table-cell table:number-columns-repeated="4" office:value-type="float" office:value="0">
            <text:p>0</text:p>
          </table:table-cell>
          <table:table-cell office:value-type="float" office:value="4021.73985001318">
            <text:p>4021.7398500132</text:p>
          </table:table-cell>
          <table:table-cell table:formula="of:=[.H12]*[.$U11]" office:value-type="float" office:value="1407.60894750461">
            <text:p>1407.6089475046</text:p>
          </table:table-cell>
          <table:table-cell office:value-type="float" office:value="10000">
            <text:p>10000</text:p>
          </table:table-cell>
          <table:table-cell table:formula="of:=1.02*[.K11]" office:value-type="float" office:value="1.40911797263435">
            <text:p>1.4091179726</text:p>
          </table:table-cell>
          <table:table-cell table:formula="of:=3.5*[.K12]*[.B12]" office:value-type="float" office:value="6.62807853348021">
            <text:p>6.6280785335</text:p>
          </table:table-cell>
          <table:table-cell table:formula="of:=[.M11]*1.01" office:value-type="float" office:value="1.1046221254112">
            <text:p>1.1046221254</text:p>
          </table:table-cell>
          <table:table-cell table:formula="of:=[.M12]*[.B12]" office:value-type="float" office:value="1.48451976732603">
            <text:p>1.4845197673</text:p>
          </table:table-cell>
          <table:table-cell table:formula="of:=[.O11]*1.05" office:value-type="float" office:value="8144.47313388721">
            <text:p>8144.4731338872</text:p>
          </table:table-cell>
          <table:table-cell table:formula="of:=[.O12]*[.B12]" office:value-type="float" office:value="10945.4908457592">
            <text:p>10945.4908457592</text:p>
          </table:table-cell>
          <table:table-cell table:formula="of:=[.J12]*([.L12]-[.N12]) - [.P12] - [.E12]+[.G12]" office:value-type="float" office:value="40490.0968157825">
            <text:p>40490.0968157825</text:p>
          </table:table-cell>
          <table:table-cell table:formula="of:=([.Q12]-[.H12])*[.U12]" office:value-type="float" office:value="12763.9249380193">
            <text:p>12763.9249380193</text:p>
          </table:table-cell>
          <table:table-cell table:formula="of:=[.Q12]-[.R12]" office:value-type="float" office:value="27726.1718777633">
            <text:p>27726.1718777633</text:p>
          </table:table-cell>
          <table:table-cell table:formula="of:=[.Q12]*(1-[.$U12]) + [.I12]" office:value-type="float" office:value="27726.1718777633">
            <text:p>27726.1718777633</text:p>
          </table:table-cell>
          <table:table-cell office:value-type="float" office:value="0.35">
            <text:p>0.35</text:p>
          </table:table-cell>
          <table:table-cell table:formula="of:=[.T12]/[.C12]" office:value-type="float" office:value="10689.6395090414">
            <text:p>10689.6395090414</text:p>
          </table:table-cell>
          <table:table-cell table:number-columns-repeated="2"/>
          <table:table-cell table:formula="of:=[.T12]*[.AA12]" office:value-type="float" office:value="1273.29332132351">
            <text:p>1273.2933213235</text:p>
          </table:table-cell>
          <table:table-cell/>
          <table:table-cell table:formula="of:=[.AA11]*[.$AA$2]" office:value-type="float" office:value="0.045923877516777">
            <text:p>0.045923877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[.B12]*1.03" office:value-type="float" office:value="1.38423387072445">
            <text:p>1.3842338707</text:p>
          </table:table-cell>
          <table:table-cell table:formula="of:=[.C12]*1.1" office:value-type="float" office:value="2.85311670611">
            <text:p>2.8531167061</text:p>
          </table:table-cell>
          <table:table-cell table:number-columns-repeated="4" office:value-type="float" office:value="0">
            <text:p>0</text:p>
          </table:table-cell>
          <table:table-cell office:value-type="float" office:value="4021.73985001318">
            <text:p>4021.7398500132</text:p>
          </table:table-cell>
          <table:table-cell table:formula="of:=[.H13]*[.$U12]" office:value-type="float" office:value="1407.60894750461">
            <text:p>1407.6089475046</text:p>
          </table:table-cell>
          <table:table-cell office:value-type="float" office:value="10000">
            <text:p>10000</text:p>
          </table:table-cell>
          <table:table-cell table:formula="of:=[.K12]" office:value-type="float" office:value="1.40911797263435">
            <text:p>1.4091179726</text:p>
          </table:table-cell>
          <table:table-cell table:formula="of:=3.5*[.K13]*[.B13]" office:value-type="float" office:value="6.82692088948461">
            <text:p>6.8269208895</text:p>
          </table:table-cell>
          <table:table-cell table:formula="of:=[.M12]*1.01" office:value-type="float" office:value="1.11566834666532">
            <text:p>1.1156683467</text:p>
          </table:table-cell>
          <table:table-cell table:formula="of:=[.M13]*[.B13]" office:value-type="float" office:value="1.54434591394927">
            <text:p>1.5443459139</text:p>
          </table:table-cell>
          <table:table-cell table:formula="of:=[.O12]*1.05" office:value-type="float" office:value="8551.69679058157">
            <text:p>8551.6967905816</text:p>
          </table:table-cell>
          <table:table-cell table:formula="of:=[.O13]*[.B13]" office:value-type="float" office:value="11837.5483496885">
            <text:p>11837.5483496885</text:p>
          </table:table-cell>
          <table:table-cell table:formula="of:=[.J13]*([.L13]-[.N13]) - [.P13] - [.E13]+[.G13]" office:value-type="float" office:value="40988.2014056648">
            <text:p>40988.2014056648</text:p>
          </table:table-cell>
          <table:table-cell table:formula="of:=([.Q13]-[.H13])*[.U13]" office:value-type="float" office:value="12938.2615444781">
            <text:p>12938.2615444781</text:p>
          </table:table-cell>
          <table:table-cell table:formula="of:=[.Q13]-[.R13]" office:value-type="float" office:value="28049.9398611868">
            <text:p>28049.9398611868</text:p>
          </table:table-cell>
          <table:table-cell table:formula="of:=[.Q13]*(1-[.$U13]) + [.I13]" office:value-type="float" office:value="28049.9398611868">
            <text:p>28049.9398611868</text:p>
          </table:table-cell>
          <table:table-cell office:value-type="float" office:value="0.35">
            <text:p>0.35</text:p>
          </table:table-cell>
          <table:table-cell table:formula="of:=[.T13]/[.C13]" office:value-type="float" office:value="9831.33280216589">
            <text:p>9831.3328021659</text:p>
          </table:table-cell>
          <table:table-cell table:number-columns-repeated="2"/>
          <table:table-cell table:formula="of:=[.T13]*[.AA13]" office:value-type="float" office:value="973.503742280875">
            <text:p>973.5037422809</text:p>
          </table:table-cell>
          <table:table-cell/>
          <table:table-cell table:formula="of:=[.AA12]*[.$AA$2]" office:value-type="float" office:value="0.0347060901769679">
            <text:p>0.034706090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[.B13]*1.03" office:value-type="float" office:value="1.42576088684618">
            <text:p>1.4257608868</text:p>
          </table:table-cell>
          <table:table-cell table:formula="of:=[.C13]*1.1" office:value-type="float" office:value="3.138428376721">
            <text:p>3.1384283767</text:p>
          </table:table-cell>
          <table:table-cell table:number-columns-repeated="4" office:value-type="float" office:value="0">
            <text:p>0</text:p>
          </table:table-cell>
          <table:table-cell office:value-type="float" office:value="4021.73985001318">
            <text:p>4021.7398500132</text:p>
          </table:table-cell>
          <table:table-cell table:formula="of:=[.H14]*[.$U13]" office:value-type="float" office:value="1407.60894750461">
            <text:p>1407.6089475046</text:p>
          </table:table-cell>
          <table:table-cell office:value-type="float" office:value="10000">
            <text:p>10000</text:p>
          </table:table-cell>
          <table:table-cell table:formula="of:=[.K13]" office:value-type="float" office:value="1.40911797263435">
            <text:p>1.4091179726</text:p>
          </table:table-cell>
          <table:table-cell table:formula="of:=3.5*[.K14]*[.B14]" office:value-type="float" office:value="7.03172851616915">
            <text:p>7.0317285162</text:p>
          </table:table-cell>
          <table:table-cell table:formula="of:=[.M13]*1.01" office:value-type="float" office:value="1.12682503013197">
            <text:p>1.1268250301</text:p>
          </table:table-cell>
          <table:table-cell table:formula="of:=[.M14]*[.B14]" office:value-type="float" office:value="1.60658305428143">
            <text:p>1.6065830543</text:p>
          </table:table-cell>
          <table:table-cell table:formula="of:=[.O13]*1.05" office:value-type="float" office:value="8979.28163011065">
            <text:p>8979.2816301107</text:p>
          </table:table-cell>
          <table:table-cell table:formula="of:=[.O14]*[.B14]" office:value-type="float" office:value="12802.3085401882">
            <text:p>12802.3085401882</text:p>
          </table:table-cell>
          <table:table-cell table:formula="of:=[.J14]*([.L14]-[.N14]) - [.P14] - [.E14]+[.G14]" office:value-type="float" office:value="41449.1460786891">
            <text:p>41449.1460786891</text:p>
          </table:table-cell>
          <table:table-cell table:formula="of:=([.Q14]-[.H14])*[.U14]" office:value-type="float" office:value="13099.5921800366">
            <text:p>13099.5921800366</text:p>
          </table:table-cell>
          <table:table-cell table:formula="of:=[.Q14]-[.R14]" office:value-type="float" office:value="28349.5538986525">
            <text:p>28349.5538986525</text:p>
          </table:table-cell>
          <table:table-cell table:formula="of:=[.Q14]*(1-[.$U14]) + [.I14]" office:value-type="float" office:value="28349.5538986525">
            <text:p>28349.5538986525</text:p>
          </table:table-cell>
          <table:table-cell office:value-type="float" office:value="0.35">
            <text:p>0.35</text:p>
          </table:table-cell>
          <table:table-cell table:formula="of:=[.T14]/[.C14]" office:value-type="float" office:value="9033.04154045147">
            <text:p>9033.0415404515</text:p>
          </table:table-cell>
          <table:table-cell table:number-columns-repeated="2"/>
          <table:table-cell table:formula="of:=[.T14]*[.AA14]" office:value-type="float" office:value="743.565208895527">
            <text:p>743.5652088955</text:p>
          </table:table-cell>
          <table:table-cell/>
          <table:table-cell table:formula="of:=[.AA13]*[.$AA$2]" office:value-type="float" office:value="0.0262284624143899">
            <text:p>0.026228462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[.B14]*1.03" office:value-type="float" office:value="1.46853371345156">
            <text:p>1.4685337135</text:p>
          </table:table-cell>
          <table:table-cell table:formula="of:=[.C14]*1.1" office:value-type="float" office:value="3.4522712143931">
            <text:p>3.4522712144</text:p>
          </table:table-cell>
          <table:table-cell table:number-columns-repeated="4" office:value-type="float" office:value="0">
            <text:p>0</text:p>
          </table:table-cell>
          <table:table-cell office:value-type="float" office:value="4021.73985001318">
            <text:p>4021.7398500132</text:p>
          </table:table-cell>
          <table:table-cell table:formula="of:=[.H15]*[.$U14]" office:value-type="float" office:value="1407.60894750461">
            <text:p>1407.6089475046</text:p>
          </table:table-cell>
          <table:table-cell office:value-type="float" office:value="10000">
            <text:p>10000</text:p>
          </table:table-cell>
          <table:table-cell table:formula="of:=[.K14]" office:value-type="float" office:value="1.40911797263435">
            <text:p>1.4091179726</text:p>
          </table:table-cell>
          <table:table-cell table:formula="of:=3.5*[.K15]*[.B15]" office:value-type="float" office:value="7.24268037165423">
            <text:p>7.2426803717</text:p>
          </table:table-cell>
          <table:table-cell table:formula="of:=[.M14]*1.01" office:value-type="float" office:value="1.13809328043329">
            <text:p>1.1380932804</text:p>
          </table:table-cell>
          <table:table-cell table:formula="of:=[.M15]*[.B15]" office:value-type="float" office:value="1.67132835136897">
            <text:p>1.6713283514</text:p>
          </table:table-cell>
          <table:table-cell table:formula="of:=[.O14]*1.05" office:value-type="float" office:value="9428.24571161618">
            <text:p>9428.2457116162</text:p>
          </table:table-cell>
          <table:table-cell table:formula="of:=[.O15]*[.B15]" office:value-type="float" office:value="13845.6966862135">
            <text:p>13845.6966862135</text:p>
          </table:table-cell>
          <table:table-cell table:formula="of:=[.J15]*([.L15]-[.N15]) - [.P15] - [.E15]+[.G15]" office:value-type="float" office:value="41867.8235166391">
            <text:p>41867.8235166391</text:p>
          </table:table-cell>
          <table:table-cell table:formula="of:=([.Q15]-[.H15])*[.U15]" office:value-type="float" office:value="13246.1292833191">
            <text:p>13246.1292833191</text:p>
          </table:table-cell>
          <table:table-cell table:formula="of:=[.Q15]-[.R15]" office:value-type="float" office:value="28621.69423332">
            <text:p>28621.69423332</text:p>
          </table:table-cell>
          <table:table-cell table:formula="of:=[.Q15]*(1-[.$U15]) + [.I15]" office:value-type="float" office:value="28621.69423332">
            <text:p>28621.69423332</text:p>
          </table:table-cell>
          <table:table-cell office:value-type="float" office:value="0.35">
            <text:p>0.35</text:p>
          </table:table-cell>
          <table:table-cell table:formula="of:=[.T15]/[.C15]" office:value-type="float" office:value="8290.68530710777">
            <text:p>8290.6853071078</text:p>
          </table:table-cell>
          <table:table-cell table:number-columns-repeated="2"/>
          <table:table-cell table:formula="of:=[.T15]*[.AA15]" office:value-type="float" office:value="567.329426736255">
            <text:p>567.3294267363</text:p>
          </table:table-cell>
          <table:table-cell/>
          <table:table-cell table:formula="of:=[.AA14]*[.$AA$2]" office:value-type="float" office:value="0.0198216577296741">
            <text:p>0.019821657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[.B15]*1.03" office:value-type="float" office:value="1.51258972485511">
            <text:p>1.5125897249</text:p>
          </table:table-cell>
          <table:table-cell table:formula="of:=[.C15]*1.1" office:value-type="float" office:value="3.79749833583241">
            <text:p>3.7974983358</text:p>
          </table:table-cell>
          <table:table-cell table:number-columns-repeated="4" office:value-type="float" office:value="0">
            <text:p>0</text:p>
          </table:table-cell>
          <table:table-cell office:value-type="float" office:value="4021.73985001318">
            <text:p>4021.7398500132</text:p>
          </table:table-cell>
          <table:table-cell table:formula="of:=[.H16]*[.$U15]" office:value-type="float" office:value="1407.60894750461">
            <text:p>1407.6089475046</text:p>
          </table:table-cell>
          <table:table-cell office:value-type="float" office:value="10000">
            <text:p>10000</text:p>
          </table:table-cell>
          <table:table-cell table:formula="of:=[.K15]" office:value-type="float" office:value="1.40911797263435">
            <text:p>1.4091179726</text:p>
          </table:table-cell>
          <table:table-cell table:formula="of:=3.5*[.K16]*[.B16]" office:value-type="float" office:value="7.45996078280385">
            <text:p>7.4599607828</text:p>
          </table:table-cell>
          <table:table-cell table:formula="of:=[.M15]*1.01" office:value-type="float" office:value="1.14947421323762">
            <text:p>1.1494742132</text:p>
          </table:table-cell>
          <table:table-cell table:formula="of:=[.M16]*[.B16]" office:value-type="float" office:value="1.73868288392914">
            <text:p>1.7386828839</text:p>
          </table:table-cell>
          <table:table-cell table:formula="of:=[.O15]*1.05" office:value-type="float" office:value="9899.65799719699">
            <text:p>9899.657997197</text:p>
          </table:table-cell>
          <table:table-cell table:formula="of:=[.O16]*[.B16]" office:value-type="float" office:value="14974.1209661399">
            <text:p>14974.1209661399</text:p>
          </table:table-cell>
          <table:table-cell table:formula="of:=[.J16]*([.L16]-[.N16]) - [.P16] - [.E16]+[.G16]" office:value-type="float" office:value="42238.6580226072">
            <text:p>42238.6580226072</text:p>
          </table:table-cell>
          <table:table-cell table:formula="of:=([.Q16]-[.H16])*[.U16]" office:value-type="float" office:value="13375.9213604079">
            <text:p>13375.9213604079</text:p>
          </table:table-cell>
          <table:table-cell table:formula="of:=[.Q16]-[.R16]" office:value-type="float" office:value="28862.7366621993">
            <text:p>28862.7366621993</text:p>
          </table:table-cell>
          <table:table-cell table:formula="of:=[.Q16]*(1-[.$U16]) + [.I16]" office:value-type="float" office:value="28862.7366621993">
            <text:p>28862.7366621993</text:p>
          </table:table-cell>
          <table:table-cell office:value-type="float" office:value="0.35">
            <text:p>0.35</text:p>
          </table:table-cell>
          <table:table-cell table:formula="of:=[.T16]/[.C16]" office:value-type="float" office:value="7600.46064796302">
            <text:p>7600.460647963</text:p>
          </table:table-cell>
          <table:table-cell table:number-columns-repeated="2"/>
          <table:table-cell table:formula="of:=[.T16]*[.AA16]" office:value-type="float" office:value="432.359116350453">
            <text:p>432.3591163505</text:p>
          </table:table-cell>
          <table:table-cell/>
          <table:table-cell table:formula="of:=[.AA15]*[.$AA$2]" office:value-type="float" office:value="0.0149798378930818">
            <text:p>0.014979837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[.B16]*1.03" office:value-type="float" office:value="1.55796741660077">
            <text:p>1.5579674166</text:p>
          </table:table-cell>
          <table:table-cell table:formula="of:=[.C16]*1.1" office:value-type="float" office:value="4.17724816941566">
            <text:p>4.1772481694</text:p>
          </table:table-cell>
          <table:table-cell office:value-type="float" office:value="10000">
            <text:p>10000</text:p>
          </table:table-cell>
          <table:table-cell table:formula="of:=[.D17]*[.B17]" office:value-type="float" office:value="15579.6741660077">
            <text:p>15579.6741660077</text:p>
          </table:table-cell>
          <table:table-cell office:value-type="float" office:value="3000">
            <text:p>3000</text:p>
          </table:table-cell>
          <table:table-cell table:formula="of:=[.F17]*[.B17]" office:value-type="float" office:value="4673.9022498023">
            <text:p>4673.9022498023</text:p>
          </table:table-cell>
          <table:table-cell office:value-type="float" office:value="4021.73985001318">
            <text:p>4021.7398500132</text:p>
          </table:table-cell>
          <table:table-cell table:formula="of:=[.H17]*[.$U16]" office:value-type="float" office:value="1407.60894750461">
            <text:p>1407.6089475046</text:p>
          </table:table-cell>
          <table:table-cell office:value-type="float" office:value="10000">
            <text:p>10000</text:p>
          </table:table-cell>
          <table:table-cell table:formula="of:=[.K16]" office:value-type="float" office:value="1.40911797263435">
            <text:p>1.4091179726</text:p>
          </table:table-cell>
          <table:table-cell table:formula="of:=3.5*[.K17]*[.B17]" office:value-type="float" office:value="7.68375960628797">
            <text:p>7.6837596063</text:p>
          </table:table-cell>
          <table:table-cell table:formula="of:=[.M16]*1.01" office:value-type="float" office:value="1.16096895537">
            <text:p>1.1609689554</text:p>
          </table:table-cell>
          <table:table-cell table:formula="of:=[.M17]*[.B17]" office:value-type="float" office:value="1.80875180415149">
            <text:p>1.8087518042</text:p>
          </table:table-cell>
          <table:table-cell table:formula="of:=[.O16]*1.05" office:value-type="float" office:value="10394.6408970568">
            <text:p>10394.6408970568</text:p>
          </table:table-cell>
          <table:table-cell table:formula="of:=[.O17]*[.B17]" office:value-type="float" office:value="16194.5118248803">
            <text:p>16194.5118248803</text:p>
          </table:table-cell>
          <table:table-cell table:formula="of:=[.J17]*([.L17]-[.N17]) - [.P17] - [.E17]+[.G17]" office:value-type="float" office:value="31649.7942802792">
            <text:p>31649.7942802792</text:p>
          </table:table-cell>
          <table:table-cell table:formula="of:=([.Q17]-[.H17])*[.U17]" office:value-type="float" office:value="9669.8190505931">
            <text:p>9669.8190505931</text:p>
          </table:table-cell>
          <table:table-cell table:formula="of:=[.Q17]-[.R17]" office:value-type="float" office:value="21979.9752296861">
            <text:p>21979.9752296861</text:p>
          </table:table-cell>
          <table:table-cell table:formula="of:=[.Q17]*(1-[.$U17]) + [.I17]" office:value-type="float" office:value="21979.9752296861">
            <text:p>21979.9752296861</text:p>
          </table:table-cell>
          <table:table-cell office:value-type="float" office:value="0.35">
            <text:p>0.35</text:p>
          </table:table-cell>
          <table:table-cell table:formula="of:=[.T17]/[.C17]" office:value-type="float" office:value="5261.831315318">
            <text:p>5261.831315318</text:p>
          </table:table-cell>
          <table:table-cell table:number-columns-repeated="2"/>
          <table:table-cell table:formula="of:=[.T17]*[.AA17]" office:value-type="float" office:value="248.829262956563">
            <text:p>248.8292629566</text:p>
          </table:table-cell>
          <table:table-cell/>
          <table:table-cell table:formula="of:=[.AA16]*[.$AA$2]" office:value-type="float" office:value="0.0113207253582568">
            <text:p>0.011320725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[.B17]*1.03" office:value-type="float" office:value="1.60470643909879">
            <text:p>1.6047064391</text:p>
          </table:table-cell>
          <table:table-cell table:formula="of:=[.C17]*1.1" office:value-type="float" office:value="4.59497298635722">
            <text:p>4.5949729864</text:p>
          </table:table-cell>
          <table:table-cell table:number-columns-repeated="4" office:value-type="float" office:value="0">
            <text:p>0</text:p>
          </table:table-cell>
          <table:table-cell table:formula="of:=([.E17]-[.G27])/([.A27]-[.A17])" office:value-type="float" office:value="1139.21183066992">
            <text:p>1139.2118306699</text:p>
          </table:table-cell>
          <table:table-cell table:formula="of:=[.H18]*[.$U17]" office:value-type="float" office:value="398.724140734473">
            <text:p>398.7241407345</text:p>
          </table:table-cell>
          <table:table-cell office:value-type="float" office:value="10000">
            <text:p>10000</text:p>
          </table:table-cell>
          <table:table-cell table:formula="of:=[.K17]" office:value-type="float" office:value="1.40911797263435">
            <text:p>1.4091179726</text:p>
          </table:table-cell>
          <table:table-cell table:formula="of:=3.5*[.K18]*[.B18]" office:value-type="float" office:value="7.91427239447661">
            <text:p>7.9142723945</text:p>
          </table:table-cell>
          <table:table-cell table:formula="of:=[.M17]*1.01" office:value-type="float" office:value="1.1725786449237">
            <text:p>1.1725786449</text:p>
          </table:table-cell>
          <table:table-cell table:formula="of:=[.M18]*[.B18]" office:value-type="float" office:value="1.88164450185879">
            <text:p>1.8816445019</text:p>
          </table:table-cell>
          <table:table-cell table:formula="of:=[.O17]*1.05" office:value-type="float" office:value="10914.3729419097">
            <text:p>10914.3729419097</text:p>
          </table:table-cell>
          <table:table-cell table:formula="of:=[.O18]*[.B18]" office:value-type="float" office:value="17514.3645386081">
            <text:p>17514.3645386081</text:p>
          </table:table-cell>
          <table:table-cell table:formula="of:=[.J18]*([.L18]-[.N18]) - [.P18] - [.E18]+[.G18]" office:value-type="float" office:value="42811.9143875701">
            <text:p>42811.9143875701</text:p>
          </table:table-cell>
          <table:table-cell table:formula="of:=([.Q18]-[.H18])*[.U18]" office:value-type="float" office:value="14585.4458949151">
            <text:p>14585.4458949151</text:p>
          </table:table-cell>
          <table:table-cell table:formula="of:=[.Q18]-[.R18]" office:value-type="float" office:value="28226.4684926551">
            <text:p>28226.4684926551</text:p>
          </table:table-cell>
          <table:table-cell table:formula="of:=[.Q18]*(1-[.$U18]) + [.I18]" office:value-type="float" office:value="28226.4684926551">
            <text:p>28226.4684926551</text:p>
          </table:table-cell>
          <table:table-cell office:value-type="float" office:value="0.35">
            <text:p>0.35</text:p>
          </table:table-cell>
          <table:table-cell table:formula="of:=[.T18]/[.C18]" office:value-type="float" office:value="6142.90194446438">
            <text:p>6142.9019444644</text:p>
          </table:table-cell>
          <table:table-cell table:number-columns-repeated="2"/>
          <table:table-cell table:formula="of:=[.T18]*[.AA18]" office:value-type="float" office:value="241.489326856597">
            <text:p>241.4893268566</text:p>
          </table:table-cell>
          <table:table-cell/>
          <table:table-cell table:formula="of:=[.AA17]*[.$AA$2]" office:value-type="float" office:value="0.00855542119693211">
            <text:p>0.008555421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[.B18]*1.03" office:value-type="float" office:value="1.65284763227175">
            <text:p>1.6528476323</text:p>
          </table:table-cell>
          <table:table-cell table:formula="of:=[.C18]*1.1" office:value-type="float" office:value="5.05447028499294">
            <text:p>5.054470285</text:p>
          </table:table-cell>
          <table:table-cell table:number-columns-repeated="4" office:value-type="float" office:value="0">
            <text:p>0</text:p>
          </table:table-cell>
          <table:table-cell office:value-type="float" office:value="1139.21183066992">
            <text:p>1139.2118306699</text:p>
          </table:table-cell>
          <table:table-cell table:formula="of:=[.H19]*[.$U18]" office:value-type="float" office:value="398.724140734472">
            <text:p>398.7241407345</text:p>
          </table:table-cell>
          <table:table-cell office:value-type="float" office:value="10000">
            <text:p>10000</text:p>
          </table:table-cell>
          <table:table-cell table:formula="of:=[.K18]" office:value-type="float" office:value="1.40911797263435">
            <text:p>1.4091179726</text:p>
          </table:table-cell>
          <table:table-cell table:formula="of:=3.5*[.K19]*[.B19]" office:value-type="float" office:value="8.15170056631091">
            <text:p>8.1517005663</text:p>
          </table:table-cell>
          <table:table-cell table:formula="of:=[.M18]*1.01" office:value-type="float" office:value="1.18430443137294">
            <text:p>1.1843044314</text:p>
          </table:table-cell>
          <table:table-cell table:formula="of:=[.M19]*[.B19]" office:value-type="float" office:value="1.9574747752837">
            <text:p>1.9574747753</text:p>
          </table:table-cell>
          <table:table-cell table:formula="of:=[.O18]*1.05" office:value-type="float" office:value="11460.0915890052">
            <text:p>11460.0915890052</text:p>
          </table:table-cell>
          <table:table-cell table:formula="of:=[.O19]*[.B19]" office:value-type="float" office:value="18941.7852485046">
            <text:p>18941.7852485046</text:p>
          </table:table-cell>
          <table:table-cell table:formula="of:=[.J19]*([.L19]-[.N19]) - [.P19] - [.E19]+[.G19]" office:value-type="float" office:value="43000.4726617675">
            <text:p>43000.4726617675</text:p>
          </table:table-cell>
          <table:table-cell table:formula="of:=([.Q19]-[.H19])*[.U19]" office:value-type="float" office:value="14651.4412908841">
            <text:p>14651.4412908841</text:p>
          </table:table-cell>
          <table:table-cell table:formula="of:=[.Q19]-[.R19]" office:value-type="float" office:value="28349.0313708833">
            <text:p>28349.0313708833</text:p>
          </table:table-cell>
          <table:table-cell table:formula="of:=[.Q19]*(1-[.$U19]) + [.I19]" office:value-type="float" office:value="28349.0313708833">
            <text:p>28349.0313708833</text:p>
          </table:table-cell>
          <table:table-cell office:value-type="float" office:value="0.35">
            <text:p>0.35</text:p>
          </table:table-cell>
          <table:table-cell table:formula="of:=[.T19]/[.C19]" office:value-type="float" office:value="5608.70472521195">
            <text:p>5608.704725212</text:p>
          </table:table-cell>
          <table:table-cell table:number-columns-repeated="2"/>
          <table:table-cell table:formula="of:=[.T19]*[.AA19]" office:value-type="float" office:value="183.293371974381">
            <text:p>183.2933719744</text:p>
          </table:table-cell>
          <table:table-cell/>
          <table:table-cell table:formula="of:=[.AA18]*[.$AA$2]" office:value-type="float" office:value="0.00646559558160557">
            <text:p>0.006465595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[.B19]*1.03" office:value-type="float" office:value="1.7024330612399">
            <text:p>1.7024330612</text:p>
          </table:table-cell>
          <table:table-cell table:formula="of:=[.C19]*1.1" office:value-type="float" office:value="5.55991731349224">
            <text:p>5.5599173135</text:p>
          </table:table-cell>
          <table:table-cell table:number-columns-repeated="4" office:value-type="float" office:value="0">
            <text:p>0</text:p>
          </table:table-cell>
          <table:table-cell office:value-type="float" office:value="1139.21183066992">
            <text:p>1139.2118306699</text:p>
          </table:table-cell>
          <table:table-cell table:formula="of:=[.H20]*[.$U19]" office:value-type="float" office:value="398.724140734472">
            <text:p>398.7241407345</text:p>
          </table:table-cell>
          <table:table-cell office:value-type="float" office:value="10000">
            <text:p>10000</text:p>
          </table:table-cell>
          <table:table-cell table:formula="of:=[.K19]" office:value-type="float" office:value="1.40911797263435">
            <text:p>1.4091179726</text:p>
          </table:table-cell>
          <table:table-cell table:formula="of:=3.5*[.K20]*[.B20]" office:value-type="float" office:value="8.39625158330024">
            <text:p>8.3962515833</text:p>
          </table:table-cell>
          <table:table-cell table:formula="of:=[.M19]*1.01" office:value-type="float" office:value="1.19614747568667">
            <text:p>1.1961474757</text:p>
          </table:table-cell>
          <table:table-cell table:formula="of:=[.M20]*[.B20]" office:value-type="float" office:value="2.03636100872763">
            <text:p>2.0363610087</text:p>
          </table:table-cell>
          <table:table-cell table:formula="of:=[.O19]*1.05" office:value-type="float" office:value="12033.0961684554">
            <text:p>12033.0961684554</text:p>
          </table:table-cell>
          <table:table-cell table:formula="of:=[.O20]*[.B20]" office:value-type="float" office:value="20485.5407462577">
            <text:p>20485.5407462577</text:p>
          </table:table-cell>
          <table:table-cell table:formula="of:=[.J20]*([.L20]-[.N20]) - [.P20] - [.E20]+[.G20]" office:value-type="float" office:value="43113.3649994683">
            <text:p>43113.3649994683</text:p>
          </table:table-cell>
          <table:table-cell table:formula="of:=([.Q20]-[.H20])*[.U20]" office:value-type="float" office:value="14690.9536090794">
            <text:p>14690.9536090794</text:p>
          </table:table-cell>
          <table:table-cell table:formula="of:=[.Q20]-[.R20]" office:value-type="float" office:value="28422.4113903889">
            <text:p>28422.4113903889</text:p>
          </table:table-cell>
          <table:table-cell table:formula="of:=[.Q20]*(1-[.$U20]) + [.I20]" office:value-type="float" office:value="28422.4113903889">
            <text:p>28422.4113903889</text:p>
          </table:table-cell>
          <table:table-cell office:value-type="float" office:value="0.35">
            <text:p>0.35</text:p>
          </table:table-cell>
          <table:table-cell table:formula="of:=[.T20]/[.C20]" office:value-type="float" office:value="5112.02051897719">
            <text:p>5112.0205189772</text:p>
          </table:table-cell>
          <table:table-cell table:number-columns-repeated="2"/>
          <table:table-cell table:formula="of:=[.T20]*[.AA20]" office:value-type="float" office:value="138.879005667541">
            <text:p>138.8790056675</text:p>
          </table:table-cell>
          <table:table-cell/>
          <table:table-cell table:formula="of:=[.AA19]*[.$AA$2]" office:value-type="float" office:value="0.00488624993002891">
            <text:p>0.004886249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[.B20]*1.03" office:value-type="float" office:value="1.7535060530771">
            <text:p>1.7535060531</text:p>
          </table:table-cell>
          <table:table-cell table:formula="of:=[.C20]*1.1" office:value-type="float" office:value="6.11590904484146">
            <text:p>6.1159090448</text:p>
          </table:table-cell>
          <table:table-cell table:number-columns-repeated="4" office:value-type="float" office:value="0">
            <text:p>0</text:p>
          </table:table-cell>
          <table:table-cell office:value-type="float" office:value="1139.21183066992">
            <text:p>1139.2118306699</text:p>
          </table:table-cell>
          <table:table-cell table:formula="of:=[.H21]*[.$U20]" office:value-type="float" office:value="398.724140734472">
            <text:p>398.7241407345</text:p>
          </table:table-cell>
          <table:table-cell office:value-type="float" office:value="10000">
            <text:p>10000</text:p>
          </table:table-cell>
          <table:table-cell table:formula="of:=[.K20]" office:value-type="float" office:value="1.40911797263435">
            <text:p>1.4091179726</text:p>
          </table:table-cell>
          <table:table-cell table:formula="of:=3.5*[.K21]*[.B21]" office:value-type="float" office:value="8.64813913079924">
            <text:p>8.6481391308</text:p>
          </table:table-cell>
          <table:table-cell table:formula="of:=[.M20]*1.01" office:value-type="float" office:value="1.20810895044353">
            <text:p>1.2081089504</text:p>
          </table:table-cell>
          <table:table-cell table:formula="of:=[.M21]*[.B21]" office:value-type="float" office:value="2.11842635737936">
            <text:p>2.1184263574</text:p>
          </table:table-cell>
          <table:table-cell table:formula="of:=[.O20]*1.05" office:value-type="float" office:value="12634.7509768782">
            <text:p>12634.7509768782</text:p>
          </table:table-cell>
          <table:table-cell table:formula="of:=[.O21]*[.B21]" office:value-type="float" office:value="22155.1123170777">
            <text:p>22155.1123170777</text:p>
          </table:table-cell>
          <table:table-cell table:formula="of:=[.J21]*([.L21]-[.N21]) - [.P21] - [.E21]+[.G21]" office:value-type="float" office:value="43142.0154171211">
            <text:p>43142.0154171211</text:p>
          </table:table-cell>
          <table:table-cell table:formula="of:=([.Q21]-[.H21])*[.U21]" office:value-type="float" office:value="14700.9812552579">
            <text:p>14700.9812552579</text:p>
          </table:table-cell>
          <table:table-cell table:formula="of:=[.Q21]-[.R21]" office:value-type="float" office:value="28441.0341618632">
            <text:p>28441.0341618632</text:p>
          </table:table-cell>
          <table:table-cell table:formula="of:=[.Q21]*(1-[.$U21]) + [.I21]" office:value-type="float" office:value="28441.0341618632">
            <text:p>28441.0341618632</text:p>
          </table:table-cell>
          <table:table-cell office:value-type="float" office:value="0.35">
            <text:p>0.35</text:p>
          </table:table-cell>
          <table:table-cell table:formula="of:=[.T21]/[.C21]" office:value-type="float" office:value="4650.33635283575">
            <text:p>4650.3363528358</text:p>
          </table:table-cell>
          <table:table-cell table:number-columns-repeated="2"/>
          <table:table-cell table:formula="of:=[.T21]*[.AA21]" office:value-type="float" office:value="105.023914655308">
            <text:p>105.0239146553</text:p>
          </table:table-cell>
          <table:table-cell/>
          <table:table-cell table:formula="of:=[.AA20]*[.$AA$2]" office:value-type="float" office:value="0.00369268972631578">
            <text:p>0.003692689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.B21]*1.03" office:value-type="float" office:value="1.80611123466942">
            <text:p>1.8061112347</text:p>
          </table:table-cell>
          <table:table-cell table:formula="of:=[.C21]*1.1" office:value-type="float" office:value="6.72749994932561">
            <text:p>6.7274999493</text:p>
          </table:table-cell>
          <table:table-cell table:number-columns-repeated="4" office:value-type="float" office:value="0">
            <text:p>0</text:p>
          </table:table-cell>
          <table:table-cell office:value-type="float" office:value="1139.21183066992">
            <text:p>1139.2118306699</text:p>
          </table:table-cell>
          <table:table-cell table:formula="of:=[.H22]*[.$U21]" office:value-type="float" office:value="398.724140734472">
            <text:p>398.7241407345</text:p>
          </table:table-cell>
          <table:table-cell office:value-type="float" office:value="10000">
            <text:p>10000</text:p>
          </table:table-cell>
          <table:table-cell table:formula="of:=[.K21]" office:value-type="float" office:value="1.40911797263435">
            <text:p>1.4091179726</text:p>
          </table:table-cell>
          <table:table-cell table:formula="of:=3.5*[.K22]*[.B22]" office:value-type="float" office:value="8.90758330472322">
            <text:p>8.9075833047</text:p>
          </table:table-cell>
          <table:table-cell table:formula="of:=[.M21]*1.01" office:value-type="float" office:value="1.22019003994797">
            <text:p>1.2201900399</text:p>
          </table:table-cell>
          <table:table-cell table:formula="of:=[.M22]*[.B22]" office:value-type="float" office:value="2.20379893958175">
            <text:p>2.2037989396</text:p>
          </table:table-cell>
          <table:table-cell table:formula="of:=[.O21]*1.05" office:value-type="float" office:value="13266.4885257221">
            <text:p>13266.4885257221</text:p>
          </table:table-cell>
          <table:table-cell table:formula="of:=[.O22]*[.B22]" office:value-type="float" office:value="23960.7539709196">
            <text:p>23960.7539709196</text:p>
          </table:table-cell>
          <table:table-cell table:formula="of:=[.J22]*([.L22]-[.N22]) - [.P22] - [.E22]+[.G22]" office:value-type="float" office:value="43077.0896804952">
            <text:p>43077.0896804952</text:p>
          </table:table-cell>
          <table:table-cell table:formula="of:=([.Q22]-[.H22])*[.U22]" office:value-type="float" office:value="14678.2572474388">
            <text:p>14678.2572474388</text:p>
          </table:table-cell>
          <table:table-cell table:formula="of:=[.Q22]-[.R22]" office:value-type="float" office:value="28398.8324330563">
            <text:p>28398.8324330563</text:p>
          </table:table-cell>
          <table:table-cell table:formula="of:=[.Q22]*(1-[.$U22]) + [.I22]" office:value-type="float" office:value="28398.8324330563">
            <text:p>28398.8324330563</text:p>
          </table:table-cell>
          <table:table-cell office:value-type="float" office:value="0.35">
            <text:p>0.35</text:p>
          </table:table-cell>
          <table:table-cell table:formula="of:=[.T22]/[.C22]" office:value-type="float" office:value="4221.30548449921">
            <text:p>4221.3054844992</text:p>
          </table:table-cell>
          <table:table-cell table:number-columns-repeated="2"/>
          <table:table-cell table:formula="of:=[.T22]*[.AA22]" office:value-type="float" office:value="79.2520389324392">
            <text:p>79.2520389324</text:p>
          </table:table-cell>
          <table:table-cell/>
          <table:table-cell table:formula="of:=[.AA21]*[.$AA$2]" office:value-type="float" office:value="0.00279067948019544">
            <text:p>0.002790679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[.B22]*1.03" office:value-type="float" office:value="1.8602945717095">
            <text:p>1.8602945717</text:p>
          </table:table-cell>
          <table:table-cell table:formula="of:=[.C22]*1.1" office:value-type="float" office:value="7.40024994425817">
            <text:p>7.4002499443</text:p>
          </table:table-cell>
          <table:table-cell table:number-columns-repeated="4" office:value-type="float" office:value="0">
            <text:p>0</text:p>
          </table:table-cell>
          <table:table-cell office:value-type="float" office:value="1139.21183066992">
            <text:p>1139.2118306699</text:p>
          </table:table-cell>
          <table:table-cell table:formula="of:=[.H23]*[.$U22]" office:value-type="float" office:value="398.724140734472">
            <text:p>398.7241407345</text:p>
          </table:table-cell>
          <table:table-cell office:value-type="float" office:value="10000">
            <text:p>10000</text:p>
          </table:table-cell>
          <table:table-cell table:formula="of:=[.K22]" office:value-type="float" office:value="1.40911797263435">
            <text:p>1.4091179726</text:p>
          </table:table-cell>
          <table:table-cell table:formula="of:=3.5*[.K23]*[.B23]" office:value-type="float" office:value="9.17481080386492">
            <text:p>9.1748108039</text:p>
          </table:table-cell>
          <table:table-cell table:formula="of:=[.M22]*1.01" office:value-type="float" office:value="1.23239194034745">
            <text:p>1.2323919403</text:p>
          </table:table-cell>
          <table:table-cell table:formula="of:=[.M23]*[.B23]" office:value-type="float" office:value="2.29261203684689">
            <text:p>2.2926120368</text:p>
          </table:table-cell>
          <table:table-cell table:formula="of:=[.O22]*1.05" office:value-type="float" office:value="13929.8129520082">
            <text:p>13929.8129520082</text:p>
          </table:table-cell>
          <table:table-cell table:formula="of:=[.O23]*[.B23]" office:value-type="float" office:value="25913.5554195495">
            <text:p>25913.5554195495</text:p>
          </table:table-cell>
          <table:table-cell table:formula="of:=[.J23]*([.L23]-[.N23]) - [.P23] - [.E23]+[.G23]" office:value-type="float" office:value="42908.4322506308">
            <text:p>42908.4322506308</text:p>
          </table:table-cell>
          <table:table-cell table:formula="of:=([.Q23]-[.H23])*[.U23]" office:value-type="float" office:value="14619.2271469863">
            <text:p>14619.2271469863</text:p>
          </table:table-cell>
          <table:table-cell table:formula="of:=[.Q23]-[.R23]" office:value-type="float" office:value="28289.2051036445">
            <text:p>28289.2051036445</text:p>
          </table:table-cell>
          <table:table-cell table:formula="of:=[.Q23]*(1-[.$U23]) + [.I23]" office:value-type="float" office:value="28289.2051036445">
            <text:p>28289.2051036445</text:p>
          </table:table-cell>
          <table:table-cell office:value-type="float" office:value="0.35">
            <text:p>0.35</text:p>
          </table:table-cell>
          <table:table-cell table:formula="of:=[.T23]/[.C23]" office:value-type="float" office:value="3822.73643684075">
            <text:p>3822.7364368408</text:p>
          </table:table-cell>
          <table:table-cell table:number-columns-repeated="2"/>
          <table:table-cell table:formula="of:=[.T23]*[.AA23]" office:value-type="float" office:value="59.6620050270954">
            <text:p>59.6620050271</text:p>
          </table:table-cell>
          <table:table-cell/>
          <table:table-cell table:formula="of:=[.AA22]*[.$AA$2]" office:value-type="float" office:value="0.00210900252617594">
            <text:p>0.00210900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[.B23]*1.03" office:value-type="float" office:value="1.91610340886078">
            <text:p>1.9161034089</text:p>
          </table:table-cell>
          <table:table-cell table:formula="of:=[.C23]*1.1" office:value-type="float" office:value="8.14027493868399">
            <text:p>8.1402749387</text:p>
          </table:table-cell>
          <table:table-cell table:number-columns-repeated="4" office:value-type="float" office:value="0">
            <text:p>0</text:p>
          </table:table-cell>
          <table:table-cell office:value-type="float" office:value="1139.21183066992">
            <text:p>1139.2118306699</text:p>
          </table:table-cell>
          <table:table-cell table:formula="of:=[.H24]*[.$U23]" office:value-type="float" office:value="398.724140734472">
            <text:p>398.7241407345</text:p>
          </table:table-cell>
          <table:table-cell office:value-type="float" office:value="10000">
            <text:p>10000</text:p>
          </table:table-cell>
          <table:table-cell table:formula="of:=[.K23]" office:value-type="float" office:value="1.40911797263435">
            <text:p>1.4091179726</text:p>
          </table:table-cell>
          <table:table-cell table:formula="of:=3.5*[.K24]*[.B24]" office:value-type="float" office:value="9.45005512798087">
            <text:p>9.450055128</text:p>
          </table:table-cell>
          <table:table-cell table:formula="of:=[.M23]*1.01" office:value-type="float" office:value="1.24471585975092">
            <text:p>1.2447158598</text:p>
          </table:table-cell>
          <table:table-cell table:formula="of:=[.M24]*[.B24]" office:value-type="float" office:value="2.38500430193182">
            <text:p>2.3850043019</text:p>
          </table:table-cell>
          <table:table-cell table:formula="of:=[.O23]*1.05" office:value-type="float" office:value="14626.3035996086">
            <text:p>14626.3035996086</text:p>
          </table:table-cell>
          <table:table-cell table:formula="of:=[.O24]*[.B24]" office:value-type="float" office:value="28025.5101862428">
            <text:p>28025.5101862428</text:p>
          </table:table-cell>
          <table:table-cell table:formula="of:=[.J24]*([.L24]-[.N24]) - [.P24] - [.E24]+[.G24]" office:value-type="float" office:value="42624.9980742476">
            <text:p>42624.9980742476</text:p>
          </table:table-cell>
          <table:table-cell table:formula="of:=([.Q24]-[.H24])*[.U24]" office:value-type="float" office:value="14520.0251852522">
            <text:p>14520.0251852522</text:p>
          </table:table-cell>
          <table:table-cell table:formula="of:=[.Q24]-[.R24]" office:value-type="float" office:value="28104.9728889954">
            <text:p>28104.9728889954</text:p>
          </table:table-cell>
          <table:table-cell table:formula="of:=[.Q24]*(1-[.$U24]) + [.I24]" office:value-type="float" office:value="28104.9728889954">
            <text:p>28104.9728889954</text:p>
          </table:table-cell>
          <table:table-cell office:value-type="float" office:value="0.35">
            <text:p>0.35</text:p>
          </table:table-cell>
          <table:table-cell table:formula="of:=[.T24]/[.C24]" office:value-type="float" office:value="3452.58275681031">
            <text:p>3452.5827568103</text:p>
          </table:table-cell>
          <table:table-cell table:number-columns-repeated="2"/>
          <table:table-cell table:formula="of:=[.T24]*[.AA24]" office:value-type="float" office:value="44.7947803665057">
            <text:p>44.7947803665</text:p>
          </table:table-cell>
          <table:table-cell/>
          <table:table-cell table:formula="of:=[.AA23]*[.$AA$2]" office:value-type="float" office:value="0.00159383823437329">
            <text:p>0.001593838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[.B24]*1.03" office:value-type="float" office:value="1.97358651112661">
            <text:p>1.9735865111</text:p>
          </table:table-cell>
          <table:table-cell table:formula="of:=[.C24]*1.1" office:value-type="float" office:value="8.95430243255239">
            <text:p>8.9543024326</text:p>
          </table:table-cell>
          <table:table-cell table:number-columns-repeated="4" office:value-type="float" office:value="0">
            <text:p>0</text:p>
          </table:table-cell>
          <table:table-cell office:value-type="float" office:value="1139.21183066992">
            <text:p>1139.2118306699</text:p>
          </table:table-cell>
          <table:table-cell table:formula="of:=[.H25]*[.$U24]" office:value-type="float" office:value="398.724140734472">
            <text:p>398.7241407345</text:p>
          </table:table-cell>
          <table:table-cell office:value-type="float" office:value="10000">
            <text:p>10000</text:p>
          </table:table-cell>
          <table:table-cell table:formula="of:=[.K24]" office:value-type="float" office:value="1.40911797263435">
            <text:p>1.4091179726</text:p>
          </table:table-cell>
          <table:table-cell table:formula="of:=3.5*[.K25]*[.B25]" office:value-type="float" office:value="9.73355678182029">
            <text:p>9.7335567818</text:p>
          </table:table-cell>
          <table:table-cell table:formula="of:=[.M24]*1.01" office:value-type="float" office:value="1.25716301834843">
            <text:p>1.2571630183</text:p>
          </table:table-cell>
          <table:table-cell table:formula="of:=[.M25]*[.B25]" office:value-type="float" office:value="2.48111997529967">
            <text:p>2.4811199753</text:p>
          </table:table-cell>
          <table:table-cell table:formula="of:=[.O24]*1.05" office:value-type="float" office:value="15357.6187795891">
            <text:p>15357.6187795891</text:p>
          </table:table-cell>
          <table:table-cell table:formula="of:=[.O25]*[.B25]" office:value-type="float" office:value="30309.5892664216">
            <text:p>30309.5892664216</text:p>
          </table:table-cell>
          <table:table-cell table:formula="of:=[.J25]*([.L25]-[.N25]) - [.P25] - [.E25]+[.G25]" office:value-type="float" office:value="42214.7787987846">
            <text:p>42214.7787987846</text:p>
          </table:table-cell>
          <table:table-cell table:formula="of:=([.Q25]-[.H25])*[.U25]" office:value-type="float" office:value="14376.4484388401">
            <text:p>14376.4484388401</text:p>
          </table:table-cell>
          <table:table-cell table:formula="of:=[.Q25]-[.R25]" office:value-type="float" office:value="27838.3303599445">
            <text:p>27838.3303599445</text:p>
          </table:table-cell>
          <table:table-cell table:formula="of:=[.Q25]*(1-[.$U25]) + [.I25]" office:value-type="float" office:value="27838.3303599445">
            <text:p>27838.3303599445</text:p>
          </table:table-cell>
          <table:table-cell office:value-type="float" office:value="0.35">
            <text:p>0.35</text:p>
          </table:table-cell>
          <table:table-cell table:formula="of:=[.T25]/[.C25]" office:value-type="float" office:value="3108.93345066627">
            <text:p>3108.9334506663</text:p>
          </table:table-cell>
          <table:table-cell table:number-columns-repeated="2"/>
          <table:table-cell table:formula="of:=[.T25]*[.AA25]" office:value-type="float" office:value="33.5316223365081">
            <text:p>33.5316223365</text:p>
          </table:table-cell>
          <table:table-cell/>
          <table:table-cell table:formula="of:=[.AA24]*[.$AA$2]" office:value-type="float" office:value="0.00120451269537183">
            <text:p>0.001204512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[.B25]*1.03" office:value-type="float" office:value="2.0327941064604">
            <text:p>2.0327941065</text:p>
          </table:table-cell>
          <table:table-cell table:formula="of:=[.C25]*1.1" office:value-type="float" office:value="9.84973267580763">
            <text:p>9.8497326758</text:p>
          </table:table-cell>
          <table:table-cell table:number-columns-repeated="4" office:value-type="float" office:value="0">
            <text:p>0</text:p>
          </table:table-cell>
          <table:table-cell office:value-type="float" office:value="1139.21183066992">
            <text:p>1139.2118306699</text:p>
          </table:table-cell>
          <table:table-cell table:formula="of:=[.H26]*[.$U25]" office:value-type="float" office:value="398.724140734472">
            <text:p>398.7241407345</text:p>
          </table:table-cell>
          <table:table-cell office:value-type="float" office:value="10000">
            <text:p>10000</text:p>
          </table:table-cell>
          <table:table-cell table:formula="of:=[.K25]" office:value-type="float" office:value="1.40911797263435">
            <text:p>1.4091179726</text:p>
          </table:table-cell>
          <table:table-cell table:formula="of:=3.5*[.K26]*[.B26]" office:value-type="float" office:value="10.0255634852749">
            <text:p>10.0255634853</text:p>
          </table:table-cell>
          <table:table-cell table:formula="of:=[.M25]*1.01" office:value-type="float" office:value="1.26973464853192">
            <text:p>1.2697346485</text:p>
          </table:table-cell>
          <table:table-cell table:formula="of:=[.M26]*[.B26]" office:value-type="float" office:value="2.58110911030425">
            <text:p>2.5811091103</text:p>
          </table:table-cell>
          <table:table-cell table:formula="of:=[.O25]*1.05" office:value-type="float" office:value="16125.4997185685">
            <text:p>16125.4997185685</text:p>
          </table:table-cell>
          <table:table-cell table:formula="of:=[.O26]*[.B26]" office:value-type="float" office:value="32779.820791635">
            <text:p>32779.820791635</text:p>
          </table:table-cell>
          <table:table-cell table:formula="of:=[.J26]*([.L26]-[.N26]) - [.P26] - [.E26]+[.G26]" office:value-type="float" office:value="41664.7229580716">
            <text:p>41664.7229580716</text:p>
          </table:table-cell>
          <table:table-cell table:formula="of:=([.Q26]-[.H26])*[.U26]" office:value-type="float" office:value="14183.9288945906">
            <text:p>14183.9288945906</text:p>
          </table:table-cell>
          <table:table-cell table:formula="of:=[.Q26]-[.R26]" office:value-type="float" office:value="27480.794063481">
            <text:p>27480.794063481</text:p>
          </table:table-cell>
          <table:table-cell table:formula="of:=[.Q26]*(1-[.$U26]) + [.I26]" office:value-type="float" office:value="27480.794063481">
            <text:p>27480.794063481</text:p>
          </table:table-cell>
          <table:table-cell office:value-type="float" office:value="0.35">
            <text:p>0.35</text:p>
          </table:table-cell>
          <table:table-cell table:formula="of:=[.T26]/[.C26]" office:value-type="float" office:value="2790.00405066604">
            <text:p>2790.0040506661</text:p>
          </table:table-cell>
          <table:table-cell table:number-columns-repeated="2"/>
          <table:table-cell table:formula="of:=[.T26]*[.AA26]" office:value-type="float" office:value="25.0154200766502">
            <text:p>25.0154200767</text:p>
          </table:table-cell>
          <table:table-cell/>
          <table:table-cell table:formula="of:=[.AA25]*[.$AA$2]" office:value-type="float" office:value="0.000910287381757028">
            <text:p>0.000910287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[.B26]*1.03" office:value-type="float" office:value="2.09377792965422">
            <text:p>2.0937779297</text:p>
          </table:table-cell>
          <table:table-cell table:formula="of:=[.C26]*1.1" office:value-type="float" office:value="10.8347059433884">
            <text:p>10.8347059434</text:p>
          </table:table-cell>
          <table:table-cell table:number-columns-repeated="2" office:value-type="float" office:value="0">
            <text:p>0</text:p>
          </table:table-cell>
          <table:table-cell office:value-type="float" office:value="2000">
            <text:p>2000</text:p>
          </table:table-cell>
          <table:table-cell table:formula="of:=[.F27]*[.B27]" office:value-type="float" office:value="4187.55585930843">
            <text:p>4187.5558593084</text:p>
          </table:table-cell>
          <table:table-cell office:value-type="float" office:value="1139.21183066992">
            <text:p>1139.2118306699</text:p>
          </table:table-cell>
          <table:table-cell table:formula="of:=[.H27]*[.$U26]" office:value-type="float" office:value="398.724140734472">
            <text:p>398.7241407345</text:p>
          </table:table-cell>
          <table:table-cell office:value-type="float" office:value="10000">
            <text:p>10000</text:p>
          </table:table-cell>
          <table:table-cell table:formula="of:=[.K26]" office:value-type="float" office:value="1.40911797263435">
            <text:p>1.4091179726</text:p>
          </table:table-cell>
          <table:table-cell table:formula="of:=3.5*[.K27]*[.B27]" office:value-type="float" office:value="10.3263303898332">
            <text:p>10.3263303898</text:p>
          </table:table-cell>
          <table:table-cell table:formula="of:=[.M26]*1.01" office:value-type="float" office:value="1.28243199501723">
            <text:p>1.282431995</text:p>
          </table:table-cell>
          <table:table-cell table:formula="of:=[.M27]*[.B27]" office:value-type="float" office:value="2.68512780744951">
            <text:p>2.6851278074</text:p>
          </table:table-cell>
          <table:table-cell table:formula="of:=[.O26]*1.05" office:value-type="float" office:value="16931.7747044969">
            <text:p>16931.7747044969</text:p>
          </table:table-cell>
          <table:table-cell table:formula="of:=[.O27]*[.B27]" office:value-type="float" office:value="35451.3761861532">
            <text:p>35451.3761861532</text:p>
          </table:table-cell>
          <table:table-cell table:formula="of:=[.J27]*([.L27]-[.N27]) - [.P27] - [.E27]+[.G27]" office:value-type="float" office:value="45148.2054969916">
            <text:p>45148.2054969916</text:p>
          </table:table-cell>
          <table:table-cell table:formula="of:=([.Q27]-[.H27])*[.U27]" office:value-type="float" office:value="15403.1477832126">
            <text:p>15403.1477832126</text:p>
          </table:table-cell>
          <table:table-cell table:formula="of:=[.Q27]-[.R27]" office:value-type="float" office:value="29745.057713779">
            <text:p>29745.057713779</text:p>
          </table:table-cell>
          <table:table-cell table:formula="of:=[.Q27]*(1-[.$U27]) + [.I27]" office:value-type="float" office:value="29745.057713779">
            <text:p>29745.057713779</text:p>
          </table:table-cell>
          <table:table-cell office:value-type="float" office:value="0.35">
            <text:p>0.35</text:p>
          </table:table-cell>
          <table:table-cell table:formula="of:=[.T27]/[.C27]" office:value-type="float" office:value="2745.34979252761">
            <text:p>2745.3497925276</text:p>
          </table:table-cell>
          <table:table-cell table:number-columns-repeated="2"/>
          <table:table-cell table:formula="of:=[.T27]*[.AA27]" office:value-type="float" office:value="20.4625842005023">
            <text:p>20.4625842005</text:p>
          </table:table-cell>
          <table:table-cell/>
          <table:table-cell table:formula="of:=[.AA26]*[.$AA$2]" office:value-type="float" office:value="0.000687932240623062">
            <text:p>0.0006879322</text:p>
          </table:table-cell>
        </table:table-row>
        <table:table-row table:style-name="ro2" table:number-rows-repeated="1048548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 office:value-type="float" office:value="-65000">
            <text:p>-65000</text:p>
          </table:table-cell>
        </table:table-row>
        <table:table-row table:style-name="ro2">
          <table:table-cell office:value-type="float" office:value="15734.9089475046">
            <text:p>15734.9089475046</text:p>
          </table:table-cell>
        </table:table-row>
        <table:table-row table:style-name="ro2">
          <table:table-cell office:value-type="float" office:value="17181.1762375046">
            <text:p>17181.1762375046</text:p>
          </table:table-cell>
        </table:table-row>
        <table:table-row table:style-name="ro2">
          <table:table-cell office:value-type="float" office:value="18756.5415829416">
            <text:p>18756.5415829416</text:p>
          </table:table-cell>
        </table:table-row>
        <table:table-row table:style-name="ro2">
          <table:table-cell office:value-type="float" office:value="20471.9789343672">
            <text:p>20471.9789343672</text:p>
          </table:table-cell>
        </table:table-row>
        <table:table-row table:style-name="ro2">
          <table:table-cell office:value-type="float" office:value="22339.374853402">
            <text:p>22339.374853402</text:p>
          </table:table-cell>
        </table:table-row>
        <table:table-row table:style-name="ro2">
          <table:table-cell office:value-type="float" office:value="23331.5098451549">
            <text:p>23331.5098451549</text:p>
          </table:table-cell>
        </table:table-row>
        <table:table-row table:style-name="ro2">
          <table:table-cell office:value-type="float" office:value="24365.0245744375">
            <text:p>24365.0245744375</text:p>
          </table:table-cell>
        </table:table-row>
        <table:table-row table:style-name="ro2">
          <table:table-cell office:value-type="float" office:value="25441.1583994308">
            <text:p>25441.1583994308</text:p>
          </table:table-cell>
        </table:table-row>
        <table:table-row table:style-name="ro2">
          <table:table-cell office:value-type="float" office:value="26561.138293414">
            <text:p>26561.138293414</text:p>
          </table:table-cell>
        </table:table-row>
        <table:table-row table:style-name="ro2">
          <table:table-cell office:value-type="float" office:value="27726.1718777633">
            <text:p>27726.1718777633</text:p>
          </table:table-cell>
        </table:table-row>
        <table:table-row table:style-name="ro2">
          <table:table-cell office:value-type="float" office:value="28049.9398611868">
            <text:p>28049.9398611868</text:p>
          </table:table-cell>
        </table:table-row>
        <table:table-row table:style-name="ro2">
          <table:table-cell office:value-type="float" office:value="28349.5538986525">
            <text:p>28349.5538986525</text:p>
          </table:table-cell>
        </table:table-row>
        <table:table-row table:style-name="ro2">
          <table:table-cell office:value-type="float" office:value="28621.69423332">
            <text:p>28621.69423332</text:p>
          </table:table-cell>
        </table:table-row>
        <table:table-row table:style-name="ro2">
          <table:table-cell office:value-type="float" office:value="28862.7366621993">
            <text:p>28862.7366621993</text:p>
          </table:table-cell>
        </table:table-row>
        <table:table-row table:style-name="ro2">
          <table:table-cell office:value-type="float" office:value="21979.9752296861">
            <text:p>21979.9752296861</text:p>
          </table:table-cell>
        </table:table-row>
        <table:table-row table:style-name="ro2">
          <table:table-cell office:value-type="float" office:value="28226.4684926551">
            <text:p>28226.4684926551</text:p>
          </table:table-cell>
        </table:table-row>
        <table:table-row table:style-name="ro2">
          <table:table-cell office:value-type="float" office:value="28349.0313708833">
            <text:p>28349.0313708833</text:p>
          </table:table-cell>
        </table:table-row>
        <table:table-row table:style-name="ro2">
          <table:table-cell office:value-type="float" office:value="28422.4113903889">
            <text:p>28422.4113903889</text:p>
          </table:table-cell>
        </table:table-row>
        <table:table-row table:style-name="ro2">
          <table:table-cell office:value-type="float" office:value="28441.0341618632">
            <text:p>28441.0341618632</text:p>
          </table:table-cell>
        </table:table-row>
        <table:table-row table:style-name="ro2">
          <table:table-cell office:value-type="float" office:value="28398.8324330563">
            <text:p>28398.8324330563</text:p>
          </table:table-cell>
        </table:table-row>
        <table:table-row table:style-name="ro2">
          <table:table-cell office:value-type="float" office:value="28289.2051036445">
            <text:p>28289.2051036445</text:p>
          </table:table-cell>
        </table:table-row>
        <table:table-row table:style-name="ro2">
          <table:table-cell office:value-type="float" office:value="28104.9728889954">
            <text:p>28104.9728889954</text:p>
          </table:table-cell>
        </table:table-row>
        <table:table-row table:style-name="ro2">
          <table:table-cell office:value-type="float" office:value="27838.3303599445">
            <text:p>27838.3303599445</text:p>
          </table:table-cell>
        </table:table-row>
        <table:table-row table:style-name="ro2">
          <table:table-cell office:value-type="float" office:value="27480.794063481">
            <text:p>27480.794063481</text:p>
          </table:table-cell>
        </table:table-row>
        <table:table-row table:style-name="ro2">
          <table:table-cell office:value-type="float" office:value="29745.057713779">
            <text:p>29745.0577137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00-00-00</text:date>, <text:time style:data-style-name="N2" text:time-value="0000-00-00T21:45: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1T20:18:09</meta:creation-date>
    <dc:date>2013-12-01T21:49:55</dc:date>
    <meta:editing-duration>PT55M48S</meta:editing-duration>
    <meta:editing-cycles>17</meta:editing-cycles>
    <meta:generator>LibreOffice/4.0.2.2$Linux_X86_64 LibreOffice_project/400m0$Build-2</meta:generator>
    <meta:document-statistic meta:table-count="2" meta:cell-count="670" meta:object-count="0"/>
  </office:meta>
</office:document-meta>
</file>